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  <table:table-cell office:value-type="string" calcext:value-type="string">
            <text:p>Measur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ba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h</text:p>
          </table:table-cell>
          <table:table-cell table:number-columns-repeated="4"/>
          <table:table-cell office:value-type="string" calcext:value-type="string">
            <text:p>deep sleep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_u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_count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unning in del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F=As/V</text:p>
          </table:table-cell>
          <table:table-cell table:number-columns-repeated="4"/>
          <table:table-cell office:value-type="string" calcext:value-type="string">
            <text:p>I_u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x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running in loop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_uC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P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ed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CU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running in led lo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WIFI_TX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I_u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IFI_RX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Qc</text:p>
          </table:table-cell>
          <table:table-cell table:formula="of:=[.B6]*[.B5]*([.B7]-[.B8])" office:value-type="float" office:value="1.914" calcext:value-type="float">
            <text:p>1.914</text:p>
          </table:table-cell>
          <table:table-cell office:value-type="string" calcext:value-type="string">
            <text:p>As</text:p>
          </table:table-cell>
          <table:table-cell table:formula="of:=[.B17]/3600*1000" office:value-type="float" office:value="0.531666666666667" calcext:value-type="float">
            <text:p>0.531666666666667</text:p>
          </table:table-cell>
          <table:table-cell office:value-type="string" calcext:value-type="string">
            <text:p>mA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x_leds</text:p>
          </table:table-cell>
          <table:table-cell table:formula="of:=[.B12]*[.B11]" office:value-type="float" office:value="0.36" calcext:value-type="float">
            <text:p>0.36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5 LEDs max uc Reset</text:p>
          </table:table-cell>
          <table:table-cell table:number-columns-repeated="2"/>
          <table:table-cell office:value-type="string" calcext:value-type="string">
            <text:p>per LED</text:p>
          </table:table-cell>
          <table:table-cell/>
        </table:table-row>
        <table:table-row table:style-name="ro1">
          <table:table-cell office:value-type="string" calcext:value-type="string">
            <text:p>Pmax_leds</text:p>
          </table:table-cell>
          <table:table-cell table:formula="of:=[.B18]*[.B7]" office:value-type="float" office:value="1.188" calcext:value-type="float">
            <text:p>1.188</text:p>
          </table:table-cell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</text:p>
          </table:table-cell>
          <table:table-cell table:formula="of:=[.I19]/5" office:value-type="float" office:value="0.012" calcext:value-type="float">
            <text:p>0.0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total_c</text:p>
          </table:table-cell>
          <table:table-cell table:formula="of:=[.B6]*[.B5]*([.B7]^2-[.B8]^2)/2" office:value-type="float" office:value="3.5409" calcext:value-type="float">
            <text:p>3.5409</text:p>
          </table:table-cell>
          <table:table-cell office:value-type="string" calcext:value-type="string">
            <text:p>J = Ws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W</text:p>
          </table:table-cell>
          <table:table-cell table:formula="of:=[.I20]/5" office:value-type="float" office:value="0.06" calcext:value-type="float">
            <text:p>0.0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table:formula="of:=[.B20]/[.B19]" office:value-type="float" office:value="2.98055555555556" calcext:value-type="float">
            <text:p>2.98055555555556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5 LEDs low uc Rese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 table:formula="of:=[.I23]/5" office:value-type="float" office:value="0.006" calcext:value-type="float">
            <text:p>0.0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bat</text:p>
          </table:table-cell>
          <table:table-cell table:formula="of:=[.B2]/1000/[.B18]" office:value-type="float" office:value="0.833333333333333" calcext:value-type="float">
            <text:p>0.833333333333333</text:p>
          </table:table-cell>
          <table:table-cell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W</text:p>
          </table:table-cell>
          <table:table-cell table:formula="of:=[.I24]/5" office:value-type="float" office:value="0.03" calcext:value-type="float">
            <text:p>0.03</text:p>
          </table:table-cell>
          <table:table-cell office:value-type="string" calcext:value-type="string">
            <text:p>W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9 LEDs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B11]*[.K20]" office:value-type="float" office:value="0.54" calcext:value-type="float">
            <text:p>0.5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B11]*[.K19]" office:value-type="float" office:value="0.108" calcext:value-type="float">
            <text:p>0.108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5 LEDs max white uc Reset</text:p>
          </table:table-cell>
          <table:table-cell table:number-columns-repeated="2"/>
          <table:table-cell office:value-type="string" calcext:value-type="string">
            <text:p>per L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</text:p>
          </table:table-cell>
          <table:table-cell table:formula="of:=[.I35]/5" office:value-type="float" office:value="0.04" calcext:value-type="float">
            <text:p>0.0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W</text:p>
          </table:table-cell>
          <table:table-cell table:formula="of:=[.I36]/5" office:value-type="float" office:value="0.196" calcext:value-type="float">
            <text:p>0.19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<text:span text:style-name="T1">5 LEDs low white </text:span>uc Rese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</text:p>
          </table:table-cell>
          <table:table-cell table:formula="of:=[.I39]/5"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W</text:p>
          </table:table-cell>
          <table:table-cell table:formula="of:=[.I40]/5" office:value-type="float" office:value="0.0496" calcext:value-type="float">
            <text:p>0.0496</text:p>
          </table:table-cell>
          <table:table-cell office:value-type="string" calcext:value-type="string">
            <text:p>W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9 LEDs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B11]*[.K36]" office:value-type="float" office:value="1.764" calcext:value-type="float">
            <text:p>1.76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B11]*[.K35]" office:value-type="float" office:value="0.36" calcext:value-type="float">
            <text:p>0.3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6:48:02.9465658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2:46:08.389817658</meta:creation-date>
    <dc:date>2023-10-12T16:50:36.714797204</dc:date>
    <meta:editing-duration>PT41M21S</meta:editing-duration>
    <meta:editing-cycles>15</meta:editing-cycles>
    <meta:generator>LibreOffice/7.6.2.1$Linux_X86_64 LibreOffice_project/60$Build-1</meta:generator>
    <meta:document-statistic meta:table-count="1" meta:cell-count="129" meta:object-count="0"/>
  </office:meta>
</office:document-meta>
</file>